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4E0000000000000000DB8080F90BBAFF5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Text_20_body">
      <style:text-properties fo:font-size="18pt" style:font-size-asian="18pt" style:font-size-complex="18pt"/>
    </style:style>
    <style:style style:name="P3" style:family="paragraph" style:parent-style-name="Text_20_body">
      <style:text-properties fo:font-size="18pt" officeooo:rsid="00109344" officeooo:paragraph-rsid="00109344" style:font-size-asian="18pt" style:font-size-complex="18pt"/>
    </style:style>
    <style:style style:name="P4" style:family="paragraph" style:parent-style-name="Text_20_body">
      <style:text-properties officeooo:paragraph-rsid="00123e51"/>
    </style:style>
    <style:style style:name="P5" style:family="paragraph" style:parent-style-name="Text_20_body">
      <style:paragraph-properties fo:margin-left="0cm" fo:margin-right="0cm" fo:margin-top="0cm" fo:margin-bottom="0cm" loext:contextual-spacing="false" fo:text-indent="0cm" style:auto-text-indent="false"/>
      <style:text-properties fo:font-size="18pt" style:font-size-asian="18pt" style:font-size-complex="18pt" loext:padding="0cm" loext:border="none"/>
    </style:style>
    <style:style style:name="P6" style:family="paragraph" style:parent-style-name="Preformatted_20_Text">
      <style:text-properties fo:font-size="18pt" style:font-size-asian="18pt" style:font-size-complex="18pt"/>
    </style:style>
    <style:style style:name="P7" style:family="paragraph" style:parent-style-name="Preformatted_20_Text">
      <style:paragraph-properties fo:margin-top="0cm" fo:margin-bottom="0.499cm" loext:contextual-spacing="false"/>
    </style:style>
    <style:style style:name="P8" style:family="paragraph" style:parent-style-name="Preformatted_20_Text">
      <style:paragraph-properties fo:margin-top="0cm" fo:margin-bottom="0.499cm" loext:contextual-spacing="false"/>
      <style:text-properties fo:font-size="18pt" style:font-size-asian="18pt" style:font-size-complex="18pt"/>
    </style:style>
    <style:style style:name="P9" style:family="paragraph" style:parent-style-name="Text_20_body" style:list-style-name="L1">
      <style:text-properties fo:font-size="18pt" style:font-size-asian="18pt" style:font-size-complex="18pt"/>
    </style:style>
    <style:style style:name="P10" style:family="paragraph" style:parent-style-name="Text_20_body" style:list-style-name="L2">
      <style:text-properties fo:font-size="18pt" style:font-size-asian="18pt" style:font-size-complex="18pt"/>
    </style:style>
    <style:style style:name="P11" style:family="paragraph" style:parent-style-name="Text_20_body" style:list-style-name="L3">
      <style:text-properties fo:font-size="18pt" style:font-size-asian="18pt" style:font-size-complex="18pt"/>
    </style:style>
    <style:style style:name="P12" style:family="paragraph" style:parent-style-name="Text_20_body" style:list-style-name="L4">
      <style:text-properties fo:font-size="18pt" style:font-size-asian="18pt" style:font-size-complex="18pt"/>
    </style:style>
    <style:style style:name="P13" style:family="paragraph" style:parent-style-name="Text_20_body" style:list-style-name="L5">
      <style:text-properties fo:font-size="18pt" style:font-size-asian="18pt" style:font-size-complex="18pt"/>
    </style:style>
    <style:style style:name="P14" style:family="paragraph" style:parent-style-name="Text_20_body" style:list-style-name="L6">
      <style:text-properties fo:font-size="18pt" style:font-size-asian="18pt" style:font-size-complex="18pt"/>
    </style:style>
    <style:style style:name="P15" style:family="paragraph" style:parent-style-name="Text_20_body" style:list-style-name="L10">
      <style:text-properties fo:font-size="18pt" style:font-size-asian="18pt" style:font-size-complex="18pt"/>
    </style:style>
    <style:style style:name="P16" style:family="paragraph" style:parent-style-name="Text_20_body" style:list-style-name="L11">
      <style:text-properties fo:font-size="18pt" style:font-size-asian="18pt" style:font-size-complex="18pt"/>
    </style:style>
    <style:style style:name="P17" style:family="paragraph" style:parent-style-name="Text_20_body" style:list-style-name="L12">
      <style:text-properties fo:font-size="18pt" style:font-size-asian="18pt" style:font-size-complex="18pt"/>
    </style:style>
    <style:style style:name="P18" style:family="paragraph" style:parent-style-name="Text_20_body" style:list-style-name="L13">
      <style:text-properties fo:font-size="18pt" style:font-size-asian="18pt" style:font-size-complex="18pt"/>
    </style:style>
    <style:style style:name="P19" style:family="paragraph" style:parent-style-name="Text_20_body" style:list-style-name="L14">
      <style:text-properties fo:font-size="18pt" style:font-size-asian="18pt" style:font-size-complex="18pt"/>
    </style:style>
    <style:style style:name="P20" style:family="paragraph" style:parent-style-name="Text_20_body" style:list-style-name="L15">
      <style:text-properties fo:font-size="18pt" style:font-size-asian="18pt" style:font-size-complex="18pt"/>
    </style:style>
    <style:style style:name="P21" style:family="paragraph" style:parent-style-name="Text_20_body" style:list-style-name="L16">
      <style:text-properties fo:font-size="18pt" style:font-size-asian="18pt" style:font-size-complex="18pt"/>
    </style:style>
    <style:style style:name="P22" style:family="paragraph" style:parent-style-name="Text_20_body" style:list-style-name="L17">
      <style:text-properties fo:font-size="18pt" style:font-size-asian="18pt" style:font-size-complex="18pt"/>
    </style:style>
    <style:style style:name="P23" style:family="paragraph" style:parent-style-name="Text_20_body" style:list-style-name="L18">
      <style:text-properties fo:font-size="18pt" style:font-size-asian="18pt" style:font-size-complex="18pt"/>
    </style:style>
    <style:style style:name="P24" style:family="paragraph" style:parent-style-name="Text_20_body" style:list-style-name="L19">
      <style:text-properties fo:font-size="18pt" style:font-size-asian="18pt" style:font-size-complex="18pt"/>
    </style:style>
    <style:style style:name="P25" style:family="paragraph" style:parent-style-name="Text_20_body" style:list-style-name="L20">
      <style:text-properties fo:font-size="18pt" style:font-size-asian="18pt" style:font-size-complex="18pt"/>
    </style:style>
    <style:style style:name="P26" style:family="paragraph" style:parent-style-name="Text_20_body" style:list-style-name="L21">
      <style:text-properties fo:font-size="18pt" style:font-size-asian="18pt" style:font-size-complex="18pt"/>
    </style:style>
    <style:style style:name="P27" style:family="paragraph" style:parent-style-name="Text_20_body" style:list-style-name="L22">
      <style:text-properties fo:font-size="18pt" style:font-size-asian="18pt" style:font-size-complex="18pt"/>
    </style:style>
    <style:style style:name="P28" style:family="paragraph" style:parent-style-name="Text_20_body" style:list-style-name="L23">
      <style:text-properties fo:font-size="18pt" style:font-size-asian="18pt" style:font-size-complex="18pt"/>
    </style:style>
    <style:style style:name="P29" style:family="paragraph" style:parent-style-name="Text_20_body" style:list-style-name="L24">
      <style:text-properties fo:font-size="18pt" style:font-size-asian="18pt" style:font-size-complex="18pt"/>
    </style:style>
    <style:style style:name="P30" style:family="paragraph" style:parent-style-name="Text_20_body" style:list-style-name="L25">
      <style:text-properties fo:font-size="18pt" style:font-size-asian="18pt" style:font-size-complex="18pt"/>
    </style:style>
    <style:style style:name="P31" style:family="paragraph" style:parent-style-name="Text_20_body" style:list-style-name="L26">
      <style:text-properties fo:font-size="18pt" style:font-size-asian="18pt" style:font-size-complex="18pt"/>
    </style:style>
    <style:style style:name="P32" style:family="paragraph" style:parent-style-name="Text_20_body" style:list-style-name="L27">
      <style:text-properties fo:font-size="18pt" style:font-size-asian="18pt" style:font-size-complex="18pt"/>
    </style:style>
    <style:style style:name="P33" style:family="paragraph" style:parent-style-name="Text_20_body" style:list-style-name="L28">
      <style:text-properties fo:font-size="18pt" style:font-size-asian="18pt" style:font-size-complex="18pt"/>
    </style:style>
    <style:style style:name="P34" style:family="paragraph" style:parent-style-name="Text_20_body" style:list-style-name="L29">
      <style:text-properties fo:font-size="18pt" style:font-size-asian="18pt" style:font-size-complex="18pt"/>
    </style:style>
    <style:style style:name="P35" style:family="paragraph" style:parent-style-name="Text_20_body" style:list-style-name="L30">
      <style:text-properties fo:font-size="18pt" style:font-size-asian="18pt" style:font-size-complex="18pt"/>
    </style:style>
    <style:style style:name="P36" style:family="paragraph" style:parent-style-name="Text_20_body" style:list-style-name="L31">
      <style:text-properties fo:font-size="18pt" style:font-size-asian="18pt" style:font-size-complex="18pt"/>
    </style:style>
    <style:style style:name="P37" style:family="paragraph" style:parent-style-name="Text_20_body" style:list-style-name="L32">
      <style:text-properties fo:font-size="18pt" style:font-size-asian="18pt" style:font-size-complex="18pt"/>
    </style:style>
    <style:style style:name="P38" style:family="paragraph" style:parent-style-name="Text_20_body" style:list-style-name="L33">
      <style:text-properties fo:font-size="18pt" style:font-size-asian="18pt" style:font-size-complex="18pt"/>
    </style:style>
    <style:style style:name="P39" style:family="paragraph" style:parent-style-name="Text_20_body" style:list-style-name="L34">
      <style:text-properties fo:font-size="18pt" style:font-size-asian="18pt" style:font-size-complex="18pt"/>
    </style:style>
    <style:style style:name="P40" style:family="paragraph" style:parent-style-name="Text_20_body" style:list-style-name="L35">
      <style:text-properties fo:font-size="18pt" style:font-size-asian="18pt" style:font-size-complex="18pt"/>
    </style:style>
    <style:style style:name="P41" style:family="paragraph" style:parent-style-name="Text_20_body" style:list-style-name="L36">
      <style:text-properties fo:font-size="18pt" style:font-size-asian="18pt" style:font-size-complex="18pt"/>
    </style:style>
    <style:style style:name="P42" style:family="paragraph" style:parent-style-name="Text_20_body" style:list-style-name="L37">
      <style:text-properties fo:font-size="18pt" style:font-size-asian="18pt" style:font-size-complex="18pt"/>
    </style:style>
    <style:style style:name="P43" style:family="paragraph" style:parent-style-name="Text_20_body" style:list-style-name="L38">
      <style:text-properties fo:font-size="18pt" style:font-size-asian="18pt" style:font-size-complex="18pt"/>
    </style:style>
    <style:style style:name="P44" style:family="paragraph" style:parent-style-name="Text_20_body" style:list-style-name="L39">
      <style:text-properties fo:font-size="18pt" style:font-size-asian="18pt" style:font-size-complex="18pt"/>
    </style:style>
    <style:style style:name="P45" style:family="paragraph" style:parent-style-name="Text_20_body" style:list-style-name="L40">
      <style:text-properties fo:font-size="18pt" style:font-size-asian="18pt" style:font-size-complex="18pt"/>
    </style:style>
    <style:style style:name="P46" style:family="paragraph" style:parent-style-name="Text_20_body" style:list-style-name="L41">
      <style:text-properties fo:font-size="18pt" style:font-size-asian="18pt" style:font-size-complex="18pt"/>
    </style:style>
    <style:style style:name="P47" style:family="paragraph" style:parent-style-name="Text_20_body" style:list-style-name="L42">
      <style:text-properties fo:font-size="18pt" style:font-size-asian="18pt" style:font-size-complex="18pt"/>
    </style:style>
    <style:style style:name="P48" style:family="paragraph" style:parent-style-name="Text_20_body" style:list-style-name="L43">
      <style:text-properties fo:font-size="18pt" style:font-size-asian="18pt" style:font-size-complex="18pt"/>
    </style:style>
    <style:style style:name="P49" style:family="paragraph" style:parent-style-name="Text_20_body" style:list-style-name="L44">
      <style:text-properties fo:font-size="18pt" style:font-size-asian="18pt" style:font-size-complex="18pt"/>
    </style:style>
    <style:style style:name="P50" style:family="paragraph" style:parent-style-name="Text_20_body" style:list-style-name="L45">
      <style:text-properties fo:font-size="18pt" style:font-size-asian="18pt" style:font-size-complex="18pt"/>
    </style:style>
    <style:style style:name="P51" style:family="paragraph" style:parent-style-name="Text_20_body" style:list-style-name="L46">
      <style:text-properties fo:font-size="18pt" style:font-size-asian="18pt" style:font-size-complex="18pt"/>
    </style:style>
    <style:style style:name="P52" style:family="paragraph" style:parent-style-name="Text_20_body" style:list-style-name="L47">
      <style:text-properties fo:font-size="18pt" style:font-size-asian="18pt" style:font-size-complex="18pt"/>
    </style:style>
    <style:style style:name="P53" style:family="paragraph" style:parent-style-name="Text_20_body" style:list-style-name="L48">
      <style:text-properties fo:font-size="18pt" style:font-size-asian="18pt" style:font-size-complex="18pt"/>
    </style:style>
    <style:style style:name="P54" style:family="paragraph" style:parent-style-name="Text_20_body" style:list-style-name="L9"/>
    <style:style style:name="P55" style:family="paragraph" style:parent-style-name="Text_20_body" style:list-style-name="L49"/>
    <style:style style:name="P56" style:family="paragraph" style:parent-style-name="Text_20_body" style:list-style-name="L7">
      <style:paragraph-properties fo:margin-top="0cm" fo:margin-bottom="0cm" loext:contextual-spacing="false"/>
    </style:style>
    <style:style style:name="P57" style:family="paragraph" style:parent-style-name="Text_20_body" style:list-style-name="L8">
      <style:paragraph-properties fo:margin-top="0cm" fo:margin-bottom="0cm" loext:contextual-spacing="false"/>
    </style:style>
    <style:style style:name="P58" style:family="paragraph" style:parent-style-name="Text_20_body" style:list-style-name="L41">
      <style:paragraph-properties fo:margin-top="0cm" fo:margin-bottom="0cm" loext:contextual-spacing="false"/>
      <style:text-properties fo:font-size="18pt" style:font-size-asian="18pt" style:font-size-complex="18pt"/>
    </style:style>
    <style:style style:name="P59" style:family="paragraph" style:parent-style-name="Text_20_body" style:list-style-name="L45">
      <style:paragraph-properties fo:margin-top="0cm" fo:margin-bottom="0cm" loext:contextual-spacing="false"/>
      <style:text-properties fo:font-size="18pt" style:font-size-asian="18pt" style:font-size-complex="18pt"/>
    </style:style>
    <style:style style:name="P60" style:family="paragraph" style:parent-style-name="Text_20_body" style:list-style-name="L49">
      <style:paragraph-properties fo:margin-top="0cm" fo:margin-bottom="0cm" loext:contextual-spacing="false"/>
    </style:style>
    <style:style style:name="T1" style:family="text">
      <style:text-properties fo:font-size="18pt" style:font-size-asian="18pt" style:font-size-complex="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top" style:vertical-rel="char" style:horizontal-pos="left" style:horizontal-rel="char"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3325359011" text:style-name="L1">
        <text:list-item>
          <text:p text:style-name="P9">Definition of a variable:</text:p>
        </text:list-item>
      </text:list>
      <text:p text:style-name="P2">In C, a variable is defined as a name given to a memory location, which can hold a value of a particular data type. The value of the variable can be changed during the execution of the program.</text:p>
      <text:list xml:id="list3876787083" text:style-name="L2">
        <text:list-item>
          <text:p text:style-name="P10">Initialization of a variable:</text:p>
        </text:list-item>
      </text:list>
      <text:p text:style-name="P2">When a variable is defined, it is not automatically given a value. To give a variable an initial value, we use an assignment operator (=). Here's an example of how to initialize a variable:</text:p>
      <text:p text:style-name="P2">int x = 10; // initialize an integer variable x with a value of 10</text:p>
      <text:p text:style-name="P2">In this example, we define an integer variable named "x" and initialize it with a value of 10 using the assignment operator.</text:p>
      <text:list xml:id="list4096247942" text:style-name="L3">
        <text:list-item>
          <text:p text:style-name="P11">Declaration of a variable:</text:p>
        </text:list-item>
      </text:list>
      <text:p text:style-name="P2">Before you can use a variable in C, you need to declare it. To declare a variable, you need to specify its data type and name. Here's an example:</text:p>
      <text:p text:style-name="P2">int x; // declare an integer variable named x</text:p>
      <text:p text:style-name="P2">In this example, we declare an integer variable named "x".</text:p>
      <text:list xml:id="list732957353" text:style-name="L4">
        <text:list-item>
          <text:p text:style-name="P12">Accessing a variable:</text:p>
        </text:list-item>
      </text:list>
      <text:p text:style-name="P2">To access the value of a variable in C, you simply use its name. Here's an example:</text:p>
      <text:p text:style-name="P2">int x = 10; // initialize an integer variable x with a value of 10 printf("The value of x is %d", x); // access and print the value of x</text:p>
      <text:p text:style-name="P2">In this example, we initialize an integer variable named "x" with a value of 10 using the assignment operator. Then we use the <text:soft-page-break/>printf() function to access and print the value of "x" using its name.</text:p>
      <text:p text:style-name="P2">It's important to note that variables have a scope, which determines where in the program they can be accessed. Variables declared inside a function, for example, are only accessible within that function. Global variables, on the other hand, can be accessed from any part of the program.</text:p>
      <text:p text:style-name="P5"><draw:frame draw:style-name="fr1" draw:name="Image19" text:anchor-type="as-char" svg:width="1.997cm" svg:height="0.998cm" draw:z-index="0"><draw:image xlink:href="Pictures/1000004E0000000000000000DB8080F90BBAFF57.svg" xlink:type="simple" xlink:show="embed" xlink:actuate="onLoad" loext:mime-type="image/svg+xml"/><draw:image/></draw:frame><draw:frame draw:style-name="fr2" draw:name="Image20" text:anchor-type="char" svg:width="0.041cm" svg:height="0.041cm" draw:z-index="1"><draw:image xlink:href="https://chat.openai.com/_next/image?url=https%3A%2F%2Flh3.googleusercontent.com%2Fa%2FAGNmyxaL_MqM8JvC55zfm1zHkcs9ySkjeYJxnMq4dAfU5w%3Ds96-c&amp;w=64&amp;q=75" xlink:type="simple" xlink:show="embed" xlink:actuate="onLoad" loext:mime-type=""/><svg:title>Vignesh. Km</svg:title></draw:frame></text:p>
      <text:p text:style-name="P2">what is the deffinition ,how to initilization, how to declaration ,how to axcess of datatypes in c</text:p>
      <text:p text:style-name="P2">In C, data types are used to specify the type of data that a variable or function can hold or return. C provides various data types, such as integer, float, double, char, etc.</text:p>
      <text:list xml:id="list2869558992" text:style-name="L5">
        <text:list-item>
          <text:p text:style-name="P13">Definition of a data type:</text:p>
        </text:list-item>
      </text:list>
      <text:p text:style-name="P2">A data type in C is a classification of data that tells the compiler how the programmer intends to use the data. Each data type has a specific set of values and operations that can be performed on those values.</text:p>
      <text:list xml:id="list631617071" text:style-name="L6">
        <text:list-item>
          <text:p text:style-name="P14">Initialization of a data type:</text:p>
        </text:list-item>
      </text:list>
      <text:p text:style-name="P4"><text:span text:style-name="T1">To initialize a variable of a specific data type, y</text:span>/ Creating an array  </text:p>
      <text:list xml:id="list2412155616" text:style-name="L7">
        <text:list-item>
          <text:p text:style-name="P56">            int[] arr = new int[6] { 5, 8, 9, 25, 0, 7 };  </text:p>
        </text:list-item>
      </text:list>
      <text:list xml:id="list950127639" text:style-name="L8">
        <text:list-item>
          <text:p text:style-name="P57">            // Creating an empty array  </text:p>
        </text:list-item>
      </text:list>
      <text:list xml:id="list1635550613" text:style-name="L9">
        <text:list-item>
          <text:p text:style-name="P54">            int[] ar<text:span text:style-name="T1">ou use an assignment operator (=) to assign a value to the variable. For example, to initialize an integer variable named "x" with a value of 10, you would use the following code:</text:span></text:p>
        </text:list-item>
      </text:list>
      <text:p text:style-name="P2">int x = 10;</text:p>
      <text:p text:style-name="P2"><text:soft-page-break/>In this example, we are initializing an integer variable named "x" with a value of 10.</text:p>
      <text:list xml:id="list3696868314" text:style-name="L10">
        <text:list-item>
          <text:p text:style-name="P15">Declaration of a data type:</text:p>
        </text:list-item>
      </text:list>
      <text:p text:style-name="P2">To declare a variable of a specific data type, you use the data type keyword followed by the variable name. For example, to declare an integer variable named "x", you would use the following code:</text:p>
      <text:p text:style-name="P2">int x;</text:p>
      <text:p text:style-name="P2">In this example, we are declaring an integer variable named "x".</text:p>
      <text:list xml:id="list4060087526" text:style-name="L11">
        <text:list-item>
          <text:p text:style-name="P16">Accessing a data type:</text:p>
        </text:list-item>
      </text:list>
      <text:p text:style-name="P2">To access a variable of a specific data type, you use its name. For example, to access the value of an integer variable named "x", you would use the following code:</text:p>
      <text:p text:style-name="P2">int x = 10; // initialize an integer variable x with a value of 10 printf("The value of x is %d", x); // access and print the value of x</text:p>
      <text:p text:style-name="P2">In this example, we are initializing an integer variable named "x" with a value of 10 using the assignment operator. Then we use the printf() function to access and print the value of "x" using its name.</text:p>
      <text:p text:style-name="P2">C also provides various operators and functions that can be used to perform operations on different data types. For example, the + operator can be used to add two integer values, while the strlen() function can be used to find the length of a string. Understanding the different data types and their corresponding operators and functions is important in writing effective C programs.</text:p>
      <text:p text:style-name="P5"><draw:frame draw:style-name="fr1" draw:name="Image21" text:anchor-type="as-char" svg:width="1.997cm" svg:height="0.998cm" draw:z-index="2"><draw:image xlink:href="Pictures/1000004E0000000000000000DB8080F90BBAFF57.svg" xlink:type="simple" xlink:show="embed" xlink:actuate="onLoad" loext:mime-type="image/svg+xml"/><draw:image/></draw:frame><draw:frame draw:style-name="fr2" draw:name="Image22" text:anchor-type="char" svg:width="0.041cm" svg:height="0.041cm" draw:z-index="3"><draw:image xlink:href="https://chat.openai.com/_next/image?url=https%3A%2F%2Flh3.googleusercontent.com%2Fa%2FAGNmyxaL_MqM8JvC55zfm1zHkcs9ySkjeYJxnMq4dAfU5w%3Ds96-c&amp;w=64&amp;q=75" xlink:type="simple" xlink:show="embed" xlink:actuate="onLoad" loext:mime-type=""/><svg:title>Vignesh. Km</svg:title></draw:frame></text:p>
      <text:p text:style-name="P2">what is the deffinition ,how to initilization, how to declaration ,how to axcess of operators in c</text:p>
      <text:p text:style-name="P2"><text:soft-page-break/>Operators in C are special symbols or keywords that are used to perform operations on data. There are several types of operators in C, including arithmetic operators, assignment operators, relational operators, logical operators, bitwise operators, and conditional operators.</text:p>
      <text:list xml:id="list1615858715" text:style-name="L12">
        <text:list-item>
          <text:p text:style-name="P17">Definition of operators:</text:p>
        </text:list-item>
      </text:list>
      <text:p text:style-name="P2">Operators in C are symbols that represent a specific operation that needs to be performed on one or more operands. For example, the + operator represents addition, and the * operator represents multiplication.</text:p>
      <text:list xml:id="list2820219174" text:style-name="L13">
        <text:list-item>
          <text:p text:style-name="P18">Initialization of operators:</text:p>
        </text:list-item>
      </text:list>
      <text:p text:style-name="P2">Operators in C are used to perform operations on variables or constants. For example, to add two integer variables x and y, you would use the + operator as follows:</text:p>
      <text:p text:style-name="P2">int x = 5; int y = 10; int z = x + y;</text:p>
      <text:p text:style-name="P2">In this example, we are initializing two integer variables x and y with the values 5 and 10, respectively. Then, we are using the + operator to add the values of x and y and store the result in a third variable named z.</text:p>
      <text:list xml:id="list1910447787" text:style-name="L14">
        <text:list-item>
          <text:p text:style-name="P19">Declaration of operators:</text:p>
        </text:list-item>
      </text:list>
      <text:p text:style-name="P2">Operators do not require any specific declaration as they are already defined in the C language. However, you need to use them in your code by using appropriate syntax and operands.</text:p>
      <text:list xml:id="list193187797" text:style-name="L15">
        <text:list-item>
          <text:p text:style-name="P20">Accessing operators:</text:p>
        </text:list-item>
      </text:list>
      <text:p text:style-name="P2">To access an operator in C, you use it with appropriate operands. For example, the following code uses the == operator to compare the values of two integer variables x and y:</text:p>
      <text:p text:style-name="P2"><text:soft-page-break/>int x = 5; int y = 10; if (x == y) { printf("x and y are equal"); }</text:p>
      <text:p text:style-name="P2">In this example, we are initializing two integer variables x and y with the values 5 and 10, respectively. Then, we are using the == operator to compare the values of x and y. If x and y are equal, the code inside the if statement will be executed.</text:p>
      <text:p text:style-name="P2">It's important to note that the order of operations is important in C. For example, in the expression 2 + 3 * 4, the multiplication operation will be performed first, resulting in the value 14. If you want to perform addition first, you would use parentheses to group the addition operation as follows: (2 + 3) * 4, resulting in the value 20.</text:p>
      <text:p text:style-name="P2">Understanding the different types of operators in C and their behavior is important in writing effective and efficient code.</text:p>
      <text:p text:style-name="P5"><draw:frame draw:style-name="fr1" draw:name="Image23" text:anchor-type="as-char" svg:width="1.997cm" svg:height="0.998cm" draw:z-index="4"><draw:image xlink:href="Pictures/1000004E0000000000000000DB8080F90BBAFF57.svg" xlink:type="simple" xlink:show="embed" xlink:actuate="onLoad" loext:mime-type="image/svg+xml"/><draw:image/></draw:frame><draw:frame draw:style-name="fr2" draw:name="Image24" text:anchor-type="char" svg:width="0.041cm" svg:height="0.041cm" draw:z-index="5"><draw:image xlink:href="https://chat.openai.com/_next/image?url=https%3A%2F%2Flh3.googleusercontent.com%2Fa%2FAGNmyxaL_MqM8JvC55zfm1zHkcs9ySkjeYJxnMq4dAfU5w%3Ds96-c&amp;w=64&amp;q=75" xlink:type="simple" xlink:show="embed" xlink:actuate="onLoad" loext:mime-type=""/><svg:title>Vignesh. Km</svg:title></draw:frame></text:p>
      <text:p text:style-name="P2">what is the deffinition ,how to initilization, how to declaration ,how to axcess of loops in c</text:p>
      <text:p text:style-name="P2">Loops are a fundamental part of programming in C, and they allow you to execute a block of code repeatedly. There are three types of loops in C: for, while, and do-while.</text:p>
      <text:list xml:id="list2255263061" text:style-name="L16">
        <text:list-item>
          <text:p text:style-name="P21">Definition of loops:</text:p>
        </text:list-item>
      </text:list>
      <text:p text:style-name="P2">A loop in C is a control structure that allows you to execute a block of code repeatedly based on a specified condition. The loop continues until the condition is no longer true.</text:p>
      <text:list xml:id="list2166126011" text:style-name="L17">
        <text:list-item>
          <text:p text:style-name="P22">Initialization of loops:</text:p>
        </text:list-item>
      </text:list>
      <text:p text:style-name="P2">In C, loops are typically initialized with a starting value or condition. For example, in a for loop, you would specify the initial value of the loop variable, the condition for continuing the loop, <text:soft-page-break/>and the increment or decrement of the loop variable. Here's an example:</text:p>
      <text:p text:style-name="P2">for (int i = 0; i &lt; 10; i++) { printf("%d ", i); }</text:p>
      <text:p text:style-name="P2">In this example, we are initializing the loop variable i to 0, specifying that the loop should continue as long as i is less than 10, and incrementing i by 1 after each iteration of the loop. The printf statement will execute 10 times, printing the values of i from 0 to 9.</text:p>
      <text:list xml:id="list1798833081" text:style-name="L18">
        <text:list-item>
          <text:p text:style-name="P23">Declaration of loops:</text:p>
        </text:list-item>
      </text:list>
      <text:p text:style-name="P2">Loops in C do not require any specific declaration. However, you need to use appropriate syntax to initialize and use loops in your code.</text:p>
      <text:list xml:id="list203119879" text:style-name="L19">
        <text:list-item>
          <text:p text:style-name="P24">Accessing loops:</text:p>
        </text:list-item>
      </text:list>
      <text:p text:style-name="P2">To access a loop in C, you use the appropriate syntax and condition to execute the loop. For example, the following code uses a while loop to print the values of i from 0 to 9:</text:p>
      <text:p text:style-name="P2">int i = 0; while (i &lt; 10) { printf("%d ", i); i++; }</text:p>
      <text:p text:style-name="P2">In this example, we are initializing the loop variable i to 0 and using a while loop to print the values of i from 0 to 9. The loop will continue as long as i is less than 10, and the value of i will be incremented by 1 after each iteration of the loop.</text:p>
      <text:p text:style-name="P2">In addition to the basic syntax of loops, you can also use break and continue statements to control the flow of a loop. The break statement allows you to exit a loop early, while the continue statement allows you to skip over an iteration of the loop and continue with the next one.</text:p>
      <text:p text:style-name="P2"><text:soft-page-break/>Overall, loops are a powerful tool for executing code repeatedly and efficiently in C, and understanding how to initialize, declare, and access loops is an essential skill for any C programmer.</text:p>
      <text:p text:style-name="P5"><draw:frame draw:style-name="fr1" draw:name="Image25" text:anchor-type="as-char" svg:width="1.997cm" svg:height="0.998cm" draw:z-index="6"><draw:image xlink:href="Pictures/1000004E0000000000000000DB8080F90BBAFF57.svg" xlink:type="simple" xlink:show="embed" xlink:actuate="onLoad" loext:mime-type="image/svg+xml"/><draw:image/></draw:frame><draw:frame draw:style-name="fr2" draw:name="Image26" text:anchor-type="char" svg:width="0.041cm" svg:height="0.041cm" draw:z-index="7"><draw:image xlink:href="https://chat.openai.com/_next/image?url=https%3A%2F%2Flh3.googleusercontent.com%2Fa%2FAGNmyxaL_MqM8JvC55zfm1zHkcs9ySkjeYJxnMq4dAfU5w%3Ds96-c&amp;w=64&amp;q=75" xlink:type="simple" xlink:show="embed" xlink:actuate="onLoad" loext:mime-type=""/><svg:title>Vignesh. Km</svg:title></draw:frame></text:p>
      <text:p text:style-name="P2">what is the deffinition ,how to initilization, how to declaration ,how to axcess of arrays in c</text:p>
      <text:p text:style-name="P2">Arrays are an important data structure in C that allow you to store a collection of values of the same data type in a contiguous block of memory. Here's an overview of the definition, initialization, declaration, and access of arrays in C:</text:p>
      <text:list xml:id="list2828062712" text:style-name="L20">
        <text:list-item>
          <text:p text:style-name="P25">Definition of arrays:</text:p>
        </text:list-item>
      </text:list>
      <text:p text:style-name="P2">An array is a collection of elements of the same data type, stored in contiguous memory locations. The elements of an array can be accessed using an index, which starts at 0 and goes up to the size of the array minus one.</text:p>
      <text:list xml:id="list785347167" text:style-name="L21">
        <text:list-item>
          <text:p text:style-name="P26">Initialization of arrays:</text:p>
        </text:list-item>
      </text:list>
      <text:p text:style-name="P2">Arrays can be initialized when they are declared or at a later point in the program. When initializing an array, you can either specify the size of the array or use the shorthand notation to automatically calculate the size based on the number of elements in the initialization list. Here are some examples:</text:p>
      <text:p text:style-name="P2">int numbers[5] = {1, 2, 3, 4, 5}; // initialize an array of 5 integers char letters[] = {'a', 'b', 'c'}; // initialize an array of 3 characters (size is automatically calculated)</text:p>
      <text:list xml:id="list2112262269" text:style-name="L22">
        <text:list-item>
          <text:p text:style-name="P27">Declaration of arrays:</text:p>
        </text:list-item>
      </text:list>
      <text:p text:style-name="P2"><text:soft-page-break/>To declare an array in C, you specify the data type of the elements in the array, followed by the name of the array and the size of the array (if known). Here's an example:</text:p>
      <text:p text:style-name="P2">int numbers[5]; // declare an array of 5 integers</text:p>
      <text:list xml:id="list2659309440" text:style-name="L23">
        <text:list-item>
          <text:p text:style-name="P28">Accessing arrays:</text:p>
        </text:list-item>
      </text:list>
      <text:p text:style-name="P2">To access an element in an array, you use the array name followed by the index of the element in square brackets. For example:</text:p>
      <text:p text:style-name="P2">int numbers[5] = {1, 2, 3, 4, 5}; printf("%d", numbers[2]); // prints the third element (3)</text:p>
      <text:p text:style-name="P2">You can also use a loop to access all the elements in an array. For example, the following code prints all the elements in an array of 5 integers:</text:p>
      <text:p text:style-name="P2">int numbers[5] = {1, 2, 3, 4, 5}; for (int i = 0; i &lt; 5; i++) { printf("%d ", numbers[i]); }</text:p>
      <text:p text:style-name="P2">In this example, we are using a for loop to iterate through all the elements in the array and print them one at a time.</text:p>
      <text:p text:style-name="P2">Arrays in C are a powerful tool for storing and manipulating collections of data. By understanding how to define, initialize, declare, and access arrays, you can become a more effective C programmer.</text:p>
      <text:p text:style-name="P5"><draw:frame draw:style-name="fr1" draw:name="Image27" text:anchor-type="as-char" svg:width="1.997cm" svg:height="0.998cm" draw:z-index="8"><draw:image xlink:href="Pictures/1000004E0000000000000000DB8080F90BBAFF57.svg" xlink:type="simple" xlink:show="embed" xlink:actuate="onLoad" loext:mime-type="image/svg+xml"/><draw:image/></draw:frame><draw:frame draw:style-name="fr2" draw:name="Image28" text:anchor-type="char" svg:width="0.041cm" svg:height="0.041cm" draw:z-index="9"><draw:image xlink:href="https://chat.openai.com/_next/image?url=https%3A%2F%2Flh3.googleusercontent.com%2Fa%2FAGNmyxaL_MqM8JvC55zfm1zHkcs9ySkjeYJxnMq4dAfU5w%3Ds96-c&amp;w=64&amp;q=75" xlink:type="simple" xlink:show="embed" xlink:actuate="onLoad" loext:mime-type=""/><svg:title>Vignesh. Km</svg:title></draw:frame></text:p>
      <text:p text:style-name="P2">what is the deffinition ,how to initilization, how to declaration ,how to axcess of functions in c</text:p>
      <text:p text:style-name="P2">Functions in C are blocks of code that perform a specific task and can be called from other parts of the program. Here's an overview of the definition, initialization, declaration, and access of functions</text:p>
      <text:p text:style-name="P5"><text:soft-page-break/><draw:frame draw:style-name="fr1" draw:name="Image29" text:anchor-type="as-char" svg:width="1.997cm" svg:height="0.998cm" draw:z-index="10"><draw:image xlink:href="Pictures/1000004E0000000000000000DB8080F90BBAFF57.svg" xlink:type="simple" xlink:show="embed" xlink:actuate="onLoad" loext:mime-type="image/svg+xml"/><draw:image/></draw:frame><draw:frame draw:style-name="fr2" draw:name="Image30" text:anchor-type="char" svg:width="0.041cm" svg:height="0.041cm" draw:z-index="11"><draw:image xlink:href="https://chat.openai.com/_next/image?url=https%3A%2F%2Flh3.googleusercontent.com%2Fa%2FAGNmyxaL_MqM8JvC55zfm1zHkcs9ySkjeYJxnMq4dAfU5w%3Ds96-c&amp;w=64&amp;q=75" xlink:type="simple" xlink:show="embed" xlink:actuate="onLoad" loext:mime-type=""/><svg:title>Vignesh. Km</svg:title></draw:frame></text:p>
      <text:p text:style-name="P2">what is the deffinition ,how to initilization, how to declaration ,how to axcess of functions in c</text:p>
      <text:p text:style-name="P2">Functions in C are blocks of code that perform a specific task and can be called from other parts of the program. Here's an overview of the definition, initialization, declaration, and access of functions in C:</text:p>
      <text:list xml:id="list2459934016" text:style-name="L24">
        <text:list-item>
          <text:p text:style-name="P29">Definition of functions:</text:p>
        </text:list-item>
      </text:list>
      <text:p text:style-name="P2">To define a function in C, you specify the function name, the parameters (if any) enclosed in parentheses, and the body of the function enclosed in curly braces. Here's an example:</text:p>
      <text:p text:style-name="P2">int add(int a, int b) { int sum = a + b; return sum; }</text:p>
      <text:p text:style-name="P2">This function is called "add" and takes two integer parameters "a" and "b". It calculates the sum of the two parameters and returns the result.</text:p>
      <text:list xml:id="list922467694" text:style-name="L25">
        <text:list-item>
          <text:p text:style-name="P30">Initialization of functions:</text:p>
        </text:list-item>
      </text:list>
      <text:p text:style-name="P2">Functions don't need to be initialized. You only need to define them in your program.</text:p>
      <text:list xml:id="list3945182837" text:style-name="L26">
        <text:list-item>
          <text:p text:style-name="P31">Declaration of functions:</text:p>
        </text:list-item>
      </text:list>
      <text:p text:style-name="P2">To declare a function in C, you specify the function name, the return type, and the parameters (if any) enclosed in parentheses. This tells the compiler that the function exists and will be defined later in the program. Here's an example:</text:p>
      <text:p text:style-name="P2">int add(int a, int b);</text:p>
      <text:p text:style-name="P2">This declares the "add" function, which takes two integer parameters and returns an integer.</text:p>
      <text:list xml:id="list2227706105" text:style-name="L27">
        <text:list-item>
          <text:p text:style-name="P32"><text:soft-page-break/>Accessing functions:</text:p>
        </text:list-item>
      </text:list>
      <text:p text:style-name="P2">To access a function in C, you call the function by its name and pass any required parameters enclosed in parentheses. Here's an example:</text:p>
      <text:p text:style-name="P2">int result = add(2, 3);</text:p>
      <text:p text:style-name="P2">This calls the "add" function with parameters 2 and 3 and assigns the result to the variable "result".</text:p>
      <text:p text:style-name="P2">You can also pass arrays or pointers as parameters to functions, and functions can return arrays or pointers as well. Additionally, C allows for function overloading, which means you can define multiple functions with the same name but different parameters.</text:p>
      <text:p text:style-name="P2">By understanding how to define, declare, and access functions, you can create reusable blocks of code that make your programs more modular and easier to understand and maintain.</text:p>
      <text:p text:style-name="P5"><draw:frame draw:style-name="fr1" draw:name="Image31" text:anchor-type="as-char" svg:width="1.997cm" svg:height="0.998cm" draw:z-index="12"><draw:image xlink:href="Pictures/1000004E0000000000000000DB8080F90BBAFF57.svg" xlink:type="simple" xlink:show="embed" xlink:actuate="onLoad" loext:mime-type="image/svg+xml"/><draw:image/></draw:frame><draw:frame draw:style-name="fr2" draw:name="Image32" text:anchor-type="char" svg:width="0.041cm" svg:height="0.041cm" draw:z-index="13"><draw:image xlink:href="https://chat.openai.com/_next/image?url=https%3A%2F%2Flh3.googleusercontent.com%2Fa%2FAGNmyxaL_MqM8JvC55zfm1zHkcs9ySkjeYJxnMq4dAfU5w%3Ds96-c&amp;w=64&amp;q=75" xlink:type="simple" xlink:show="embed" xlink:actuate="onLoad" loext:mime-type=""/><svg:title>Vignesh. Km</svg:title></draw:frame></text:p>
      <text:p text:style-name="P2">what is the deffinition ,how to initilization, how to declaration ,how to axcess of pointers in c.</text:p>
      <text:p text:style-name="P2">In C, a pointer is a variable that stores the memory address of another variable. Pointers provide a way to manipulate memory and data structures in the program. Here's an overview of the definition, initialization, declaration, and access of pointers in C:</text:p>
      <text:list xml:id="list1693529912" text:style-name="L28">
        <text:list-item>
          <text:p text:style-name="P33">Definition of pointers:</text:p>
        </text:list-item>
      </text:list>
      <text:p text:style-name="P2">To define a pointer in C, you specify the data type of the variable that the pointer points to, followed by an asterisk (*) and the pointer variable name. Here's an example:</text:p>
      <text:p text:style-name="P2">int *ptr;</text:p>
      <text:p text:style-name="P2"><text:soft-page-break/>This defines a pointer variable "ptr" that points to an integer variable.</text:p>
      <text:list xml:id="list4000516647" text:style-name="L29">
        <text:list-item>
          <text:p text:style-name="P34">Initialization of pointers:</text:p>
        </text:list-item>
      </text:list>
      <text:p text:style-name="P2">Pointers can be initialized with the memory address of a variable using the &amp; (address of) operator. Here's an example:</text:p>
      <text:p text:style-name="P2">int num = 10; int *ptr = #</text:p>
      <text:p text:style-name="P2">This initializes the "ptr" pointer variable to the memory address of the "num" variable.</text:p>
      <text:list xml:id="list2938502327" text:style-name="L30">
        <text:list-item>
          <text:p text:style-name="P35">Declaration of pointers:</text:p>
        </text:list-item>
      </text:list>
      <text:p text:style-name="P2">To declare a pointer in C, you specify the data type of the variable that the pointer points to, followed by an asterisk (*) and the pointer variable name. Here's an example:</text:p>
      <text:p text:style-name="P2">int *ptr;</text:p>
      <text:p text:style-name="P2">This declares a pointer variable "ptr" that points to an integer variable.</text:p>
      <text:list xml:id="list2374613014" text:style-name="L31">
        <text:list-item>
          <text:p text:style-name="P36">Accessing pointers:</text:p>
        </text:list-item>
      </text:list>
      <text:p text:style-name="P2">To access the value of a pointer variable in C, you use the dereference operator (*) to retrieve the value stored at the memory address pointed to by the pointer. Here's an example:</text:p>
      <text:p text:style-name="P2">int num = 10; int *ptr = # printf("The value of num is %d\n", *ptr);</text:p>
      <text:p text:style-name="P2">This prints the value of "num" by dereferencing the "ptr" pointer variable.</text:p>
      <text:p text:style-name="P2">You can also perform arithmetic operations on pointers to navigate through arrays and structures, and use pointers to dynamically allocate memory. Pointers are a powerful feature of C that enable <text:soft-page-break/>low-level memory manipulation and efficient data structures. However, they require careful management to avoid common issues such as null pointers, dangling pointers, and memory leaks.</text:p>
      <text:p text:style-name="P5"><draw:frame draw:style-name="fr1" draw:name="Image33" text:anchor-type="as-char" svg:width="1.997cm" svg:height="0.998cm" draw:z-index="14"><draw:image xlink:href="Pictures/1000004E0000000000000000DB8080F90BBAFF57.svg" xlink:type="simple" xlink:show="embed" xlink:actuate="onLoad" loext:mime-type="image/svg+xml"/><draw:image/></draw:frame><draw:frame draw:style-name="fr2" draw:name="Image34" text:anchor-type="char" svg:width="0.041cm" svg:height="0.041cm" draw:z-index="15"><draw:image xlink:href="https://chat.openai.com/_next/image?url=https%3A%2F%2Flh3.googleusercontent.com%2Fa%2FAGNmyxaL_MqM8JvC55zfm1zHkcs9ySkjeYJxnMq4dAfU5w%3Ds96-c&amp;w=64&amp;q=75" xlink:type="simple" xlink:show="embed" xlink:actuate="onLoad" loext:mime-type=""/><svg:title>Vignesh. Km</svg:title></draw:frame></text:p>
      <text:p text:style-name="P2">what is the deffinition ,how to initilization, how to declaration ,how to axcess of structures in c</text:p>
      <text:p text:style-name="P2">In C, a structure is a user-defined data type that groups related data items of different types under a single name. Here's an overview of the definition, initialization, declaration, and access of structures in C:</text:p>
      <text:list xml:id="list1486245786" text:style-name="L32">
        <text:list-item>
          <text:p text:style-name="P37">Definition of structures:</text:p>
        </text:list-item>
      </text:list>
      <text:p text:style-name="P2">To define a structure in C, you use the "struct" keyword followed by the name of the structure and a list of the data members enclosed in curly braces. Here's an example:</text:p>
      <text:p text:style-name="P2">struct person { char name[20]; int age; float height; };</text:p>
      <text:p text:style-name="P2">This defines a structure named "person" with three data members: a character array "name", an integer "age", and a float "height".</text:p>
      <text:list xml:id="list1442728839" text:style-name="L33">
        <text:list-item>
          <text:p text:style-name="P38">Initialization of structures:</text:p>
        </text:list-item>
      </text:list>
      <text:p text:style-name="P2">Structures can be initialized using a brace-enclosed list of values in the same order as the structure members. Here's an example:</text:p>
      <text:p text:style-name="P2">struct person p1 = {"John", 30, 1.8};</text:p>
      <text:p text:style-name="P2">This initializes a structure variable "p1" of type "person" with the values "John" for the "name" member, 30 for the "age" member, and 1.8 for the "height" member.</text:p>
      <text:list xml:id="list1617875706" text:style-name="L34">
        <text:list-item>
          <text:p text:style-name="P39">Declaration of structures:</text:p>
        </text:list-item>
      </text:list>
      <text:p text:style-name="P2"><text:soft-page-break/>To declare a structure variable in C, you use the "struct" keyword followed by the name of the structure and the variable name. Here's an example:</text:p>
      <text:p text:style-name="P2">struct person p1;</text:p>
      <text:p text:style-name="P2">This declares a structure variable "p1" of type "person".</text:p>
      <text:list xml:id="list4148847302" text:style-name="L35">
        <text:list-item>
          <text:p text:style-name="P40">Accessing structures:</text:p>
        </text:list-item>
      </text:list>
      <text:p text:style-name="P2">To access the members of a structure variable in C, you use the dot (.) operator to refer to the member by name. Here's an example:</text:p>
      <text:p text:style-name="P2">struct person p1 = {"John", 30, 1.8}; printf("Name: %s\n", p1.name); printf("Age: %d\n", p1.age); printf("Height: %f\n", p1.height);</text:p>
      <text:p text:style-name="P2">This accesses the values of the "name", "age", and "height" members of the "p1" structure variable.</text:p>
      <text:p text:style-name="P2">You can also use pointers to structures, pass structures as function arguments, and define nested structures and arrays within structures. Structures are a powerful feature of C that enable complex data structures and custom data types.</text:p>
      <text:p text:style-name="P5"><draw:frame draw:style-name="fr1" draw:name="Image35" text:anchor-type="as-char" svg:width="1.997cm" svg:height="0.998cm" draw:z-index="16"><draw:image xlink:href="Pictures/1000004E0000000000000000DB8080F90BBAFF57.svg" xlink:type="simple" xlink:show="embed" xlink:actuate="onLoad" loext:mime-type="image/svg+xml"/><draw:image/></draw:frame><draw:frame draw:style-name="fr2" draw:name="Image36" text:anchor-type="char" svg:width="0.041cm" svg:height="0.041cm" draw:z-index="17"><draw:image xlink:href="https://chat.openai.com/_next/image?url=https%3A%2F%2Flh3.googleusercontent.com%2Fa%2FAGNmyxaL_MqM8JvC55zfm1zHkcs9ySkjeYJxnMq4dAfU5w%3Ds96-c&amp;w=64&amp;q=75" xlink:type="simple" xlink:show="embed" xlink:actuate="onLoad" loext:mime-type=""/><svg:title>Vignesh. Km</svg:title></draw:frame></text:p>
      <text:p text:style-name="P2">what is the deffinition ,how to initilization, how to declaration ,how to axcess of strings in c</text:p>
      <text:p text:style-name="P2">In C, a string is a sequence of characters terminated by a null character '\0'. Here's an overview of the definition, initialization, declaration, and access of strings in C:</text:p>
      <text:list xml:id="list1059591951" text:style-name="L36">
        <text:list-item>
          <text:p text:style-name="P41">Definition of strings:</text:p>
        </text:list-item>
      </text:list>
      <text:p text:style-name="P2">In C, strings are typically defined as character arrays, with a null character '\0' at the end to indicate the end of the string. Here's an example:</text:p>
      <text:p text:style-name="P2"><text:soft-page-break/>char str[20] = "Hello, world!";</text:p>
      <text:p text:style-name="P2">This defines a character array "str" of size 20 with the string "Hello, world!" and a null character at the end.</text:p>
      <text:list xml:id="list3411643317" text:style-name="L37">
        <text:list-item>
          <text:p text:style-name="P42">Initialization of strings:</text:p>
        </text:list-item>
      </text:list>
      <text:p text:style-name="P2">Strings can be initialized using a string literal enclosed in double quotes. Here's an example:</text:p>
      <text:p text:style-name="P2">char str[] = "Hello, world!";</text:p>
      <text:p text:style-name="P2">This initializes a character array "str" with the string "Hello, world!" and a null character at the end.</text:p>
      <text:list xml:id="list1779290331" text:style-name="L38">
        <text:list-item>
          <text:p text:style-name="P43">Declaration of strings:</text:p>
        </text:list-item>
      </text:list>
      <text:p text:style-name="P2">To declare a string in C, you use the "char" keyword followed by the name of the string and the size of the character array (including space for the null character). Here's an example:</text:p>
      <text:p text:style-name="P2">char str[20];</text:p>
      <text:p text:style-name="P2">This declares a character array "str" of size 20.</text:p>
      <text:list xml:id="list2743465071" text:style-name="L39">
        <text:list-item>
          <text:p text:style-name="P44">Accessing strings:</text:p>
        </text:list-item>
      </text:list>
      <text:p text:style-name="P2">To access the characters in a string in C, you can use array notation or pointer notation. Here's an example:</text:p>
      <text:p text:style-name="P2">char str[] = "Hello, world!"; printf("%c\n", str[0]); // Output: H printf("%c\n", *(str+1)); // Output: e</text:p>
      <text:p text:style-name="P2">This accesses the first character of the "str" string using array notation and the second character using pointer notation.</text:p>
      <text:p text:style-name="P2">You can also use standard string functions like strlen(), strcpy(), strcat(), and strcmp() to manipulate strings in C. Strings are a fundamental data type in C and are widely used in programming applications.</text:p>
      <text:p text:style-name="P5"><text:soft-page-break/><draw:frame draw:style-name="fr1" draw:name="Image37" text:anchor-type="as-char" svg:width="1.997cm" svg:height="0.998cm" draw:z-index="18"><draw:image xlink:href="Pictures/1000004E0000000000000000DB8080F90BBAFF57.svg" xlink:type="simple" xlink:show="embed" xlink:actuate="onLoad" loext:mime-type="image/svg+xml"/><draw:image/></draw:frame><draw:frame draw:style-name="fr2" draw:name="Image38" text:anchor-type="char" svg:width="0.041cm" svg:height="0.041cm" draw:z-index="19"><draw:image xlink:href="https://chat.openai.com/_next/image?url=https%3A%2F%2Flh3.googleusercontent.com%2Fa%2FAGNmyxaL_MqM8JvC55zfm1zHkcs9ySkjeYJxnMq4dAfU5w%3Ds96-c&amp;w=64&amp;q=75" xlink:type="simple" xlink:show="embed" xlink:actuate="onLoad" loext:mime-type=""/><svg:title>Vignesh. Km</svg:title></draw:frame></text:p>
      <text:p text:style-name="P2">what is the deffinition ,how to initilization, how to declaration ,how to axcess of storage clasess in c</text:p>
      <text:p text:style-name="P2">In C, storage classes define the scope, visibility, and lifetime of variables. Here's an overview of the definition, initialization, declaration, and access of storage classes in C:</text:p>
      <text:list xml:id="list1465602974" text:style-name="L40">
        <text:list-item>
          <text:p text:style-name="P45">Definition of storage classes:</text:p>
        </text:list-item>
      </text:list>
      <text:p text:style-name="P2">There are four storage classes in C:</text:p>
      <text:list xml:id="list1100676747" text:style-name="L41">
        <text:list-item>
          <text:p text:style-name="P58">auto</text:p>
        </text:list-item>
        <text:list-item>
          <text:p text:style-name="P58">static</text:p>
        </text:list-item>
        <text:list-item>
          <text:p text:style-name="P58">register</text:p>
        </text:list-item>
        <text:list-item>
          <text:p text:style-name="P46">extern</text:p>
        </text:list-item>
      </text:list>
      <text:list xml:id="list1222765515" text:style-name="L42">
        <text:list-item>
          <text:p text:style-name="P47">Initialization of storage classes:</text:p>
        </text:list-item>
      </text:list>
      <text:p text:style-name="P2">The initialization of variables depends on the storage class. The "auto" storage class is initialized to garbage values by default. The "static" storage class is initialized to zero by default. The "register" storage class is automatically initialized to garbage values. The "extern" storage class is initialized to zero by default.</text:p>
      <text:list xml:id="list771921568" text:style-name="L43">
        <text:list-item>
          <text:p text:style-name="P48">Declaration of storage classes:</text:p>
        </text:list-item>
      </text:list>
      <text:p text:style-name="P2">To declare a variable with a storage class, you use the appropriate keyword before the data type. Here are some examples:</text:p>
      <text:p text:style-name="P2">auto int a; // auto variable static int b; // static variable register int c; // register variable extern int d; // extern variable</text:p>
      <text:list xml:id="list3736995755" text:style-name="L44">
        <text:list-item>
          <text:p text:style-name="P49">Accessing storage classes:</text:p>
        </text:list-item>
      </text:list>
      <text:p text:style-name="P2">The accessibility of variables depends on the storage class. Here are some guidelines:</text:p>
      <text:list xml:id="list627163410" text:style-name="L45">
        <text:list-item>
          <text:p text:style-name="P59"><text:soft-page-break/>The "auto" storage class is local to the block in which it is declared.</text:p>
        </text:list-item>
        <text:list-item>
          <text:p text:style-name="P59">The "static" storage class retains its value between function calls.</text:p>
        </text:list-item>
        <text:list-item>
          <text:p text:style-name="P59">The "register" storage class allows the variable to be stored in a CPU register for faster access.</text:p>
        </text:list-item>
        <text:list-item>
          <text:p text:style-name="P50">The "extern" storage class allows a variable to be accessed from another file.</text:p>
        </text:list-item>
      </text:list>
      <text:p text:style-name="P2">Here's an example that illustrates the use of storage classes:</text:p>
      <text:p text:style-name="P2">#include &lt;stdio.h&gt;</text:p>
      <text:p text:style-name="P2">int main() { auto int a = 1; static int b = 2; register int c = 3; extern int d = 4;</text:p>
      <text:p text:style-name="P8">perl</text:p>
      <text:p text:style-name="Preformatted_20_Text"><text:span text:style-name="Source_20_Text"><text:span text:style-name="T1"><text:s text:c="3"/>printf("a = %d\n", a);</text:span></text:span></text:p>
      <text:p text:style-name="Preformatted_20_Text"><text:span text:style-name="Source_20_Text"><text:span text:style-name="T1"><text:s text:c="3"/>printf("b = %d\n", b);</text:span></text:span></text:p>
      <text:p text:style-name="Preformatted_20_Text"><text:span text:style-name="Source_20_Text"><text:span text:style-name="T1"><text:s text:c="3"/>printf("c = %d\n", c);</text:span></text:span></text:p>
      <text:p text:style-name="Preformatted_20_Text"><text:span text:style-name="Source_20_Text"><text:span text:style-name="T1"><text:s text:c="3"/>printf("d = %d\n", d);</text:span></text:span></text:p>
      <text:p text:style-name="P6"/>
      <text:p text:style-name="P7"><text:span text:style-name="Source_20_Text"><text:span text:style-name="T1"><text:s text:c="3"/>return 0;</text:span></text:span></text:p>
      <text:p text:style-name="P2">}</text:p>
      <text:p text:style-name="P2">This declares variables with different storage classes and prints their values to the console. The "auto" and "static" variables are initialized to their default values, while the "register" and "extern" variables are explicitly initialized to values.</text:p>
      <text:p text:style-name="P1"/>
      <text:p text:style-name="P1"/>
      <text:p text:style-name="P1"/>
      <text:p text:style-name="P2">In C, memory allocation is the process of reserving a block of memory for use by the program. This block of memory can be <text:soft-page-break/>used to store variables, arrays, structures, or any other data structure required by the program. Here's an overview of the definition, initialization, declaration, and access of memory allocation in C:</text:p>
      <text:list xml:id="list47744382" text:style-name="L46">
        <text:list-item>
          <text:p text:style-name="P51">Definition of memory allocation:</text:p>
        </text:list-item>
      </text:list>
      <text:p text:style-name="P2">Memory allocation refers to the process of reserving a block of memory for use by the program. There are two ways to allocate memory in C: static memory allocation and dynamic memory allocation.</text:p>
      <text:list xml:id="list277983654" text:style-name="L47">
        <text:list-item>
          <text:p text:style-name="P52">Initialization of memory allocation:</text:p>
        </text:list-item>
      </text:list>
      <text:p text:style-name="P2">Static memory allocation is done at compile time, and the memory is allocated for the entire lifetime of the program. Dynamic memory allocation, on the other hand, is done at runtime and the memory is allocated and deallocated as required.</text:p>
      <text:list xml:id="list807596353" text:style-name="L48">
        <text:list-item>
          <text:p text:style-name="P53">Declaration of memory allocation:</text:p>
        </text:list-item>
      </text:list>
      <text:p text:style-name="P2">To declare a static memory allocation, you use the appropriate data type and declare the variable at the global or local level. For example:</text:p>
      <text:p text:style-name="P8">java</text:p>
      <text:p text:style-name="P7"><text:span text:style-name="Source_20_Text"><text:span text:style-name="T1">int arr[100]; <text:s text:c="2"/>// static memory allocation</text:span></text:span></text:p>
      <text:p text:style-name="P2">To declare a dynamic memory allocation, you use the memory allocation functions provided by C, such as malloc() and calloc(). For example:</text:p>
      <text:p text:style-name="P8">c</text:p>
      <text:p text:style-name="Preformatted_20_Text"><text:span text:style-name="Source_20_Text"><text:span text:style-name="T1">int *ptr;</text:span></text:span></text:p>
      <text:p text:style-name="P7"><text:span text:style-name="Source_20_Text"><text:span text:style-name="T1">ptr = (int*) malloc(100 * sizeof(int)); <text:s text:c="2"/>// dynamic memory allocation</text:span></text:span></text:p>
      <text:p text:style-name="P2"><text:soft-page-break/>4. Accessing memory allocation:</text:p>
      <text:p text:style-name="P2">To access static memory allocation, you simply use the variable name. For example:</text:p>
      <text:p text:style-name="P8">css</text:p>
      <text:p text:style-name="P7"><text:span text:style-name="Source_20_Text"><text:span text:style-name="T1">arr[0] = 5;</text:span></text:span></text:p>
      <text:p text:style-name="P2">To access dynamic memory allocation, you use the pointer variable to access the memory location. For example:</text:p>
      <text:p text:style-name="P8">scss</text:p>
      <text:p text:style-name="P7"><text:span text:style-name="Source_20_Text"><text:span text:style-name="T1">*(ptr + 1) = 10;</text:span></text:span></text:p>
      <text:p text:style-name="P2">Here's an example that illustrates the use of memory allocation:</text:p>
      <text:p text:style-name="P8">c</text:p>
      <text:p text:style-name="Preformatted_20_Text"><text:span text:style-name="Source_20_Text"><text:span text:style-name="T1">#include &lt;stdio.h&gt;</text:span></text:span></text:p>
      <text:p text:style-name="Preformatted_20_Text"><text:span text:style-name="Source_20_Text"><text:span text:style-name="T1">#include &lt;stdlib.h&gt;</text:span></text:span></text:p>
      <text:p text:style-name="P6"/>
      <text:p text:style-name="Preformatted_20_Text"><text:span text:style-name="Source_20_Text"><text:span text:style-name="T1">int main()</text:span></text:span></text:p>
      <text:p text:style-name="Preformatted_20_Text"><text:span text:style-name="Source_20_Text"><text:span text:style-name="T1">{</text:span></text:span></text:p>
      <text:p text:style-name="Preformatted_20_Text"><text:span text:style-name="Source_20_Text"><text:span text:style-name="T1"><text:s text:c="4"/>int i, *ptr, n;</text:span></text:span></text:p>
      <text:p text:style-name="P6"/>
      <text:p text:style-name="Preformatted_20_Text"><text:span text:style-name="Source_20_Text"><text:span text:style-name="T1"><text:s text:c="4"/>printf("Enter number of elements: ");</text:span></text:span></text:p>
      <text:p text:style-name="Preformatted_20_Text"><text:span text:style-name="Source_20_Text"><text:span text:style-name="T1"><text:s text:c="4"/>scanf("%d", &amp;n);</text:span></text:span></text:p>
      <text:p text:style-name="P6"/>
      <text:p text:style-name="Preformatted_20_Text"><text:span text:style-name="Source_20_Text"><text:span text:style-name="T1"><text:s text:c="4"/>ptr = (int*) calloc(n, sizeof(int));</text:span></text:span></text:p>
      <text:p text:style-name="P6"/>
      <text:p text:style-name="Preformatted_20_Text"><text:span text:style-name="Source_20_Text"><text:span text:style-name="T1"><text:s text:c="4"/>if(ptr == NULL)</text:span></text:span></text:p>
      <text:p text:style-name="Preformatted_20_Text"><text:span text:style-name="Source_20_Text"><text:span text:style-name="T1"><text:s text:c="4"/>{</text:span></text:span></text:p>
      <text:p text:style-name="Preformatted_20_Text"><text:span text:style-name="Source_20_Text"><text:span text:style-name="T1"><text:s text:c="8"/>printf("Memory not allocated.");</text:span></text:span></text:p>
      <text:p text:style-name="Preformatted_20_Text"><text:span text:style-name="Source_20_Text"><text:span text:style-name="T1"><text:s text:c="8"/>exit(0);</text:span></text:span></text:p>
      <text:p text:style-name="Preformatted_20_Text"><text:span text:style-name="Source_20_Text"><text:span text:style-name="T1"><text:s text:c="4"/>}</text:span></text:span></text:p>
      <text:p text:style-name="P6"/>
      <text:p text:style-name="Preformatted_20_Text"><text:soft-page-break/><text:span text:style-name="Source_20_Text"><text:span text:style-name="T1"><text:s text:c="4"/>printf("Enter %d elements: ", n);</text:span></text:span></text:p>
      <text:p text:style-name="P6"/>
      <text:p text:style-name="Preformatted_20_Text"><text:span text:style-name="Source_20_Text"><text:span text:style-name="T1"><text:s text:c="4"/>for(i = 0; i &lt; n; i++)</text:span></text:span></text:p>
      <text:p text:style-name="Preformatted_20_Text"><text:span text:style-name="Source_20_Text"><text:span text:style-name="T1"><text:s text:c="8"/>scanf("%d", ptr + i);</text:span></text:span></text:p>
      <text:p text:style-name="P6"/>
      <text:p text:style-name="Preformatted_20_Text"><text:span text:style-name="Source_20_Text"><text:span text:style-name="T1"><text:s text:c="4"/>printf("Entered elements are: ");</text:span></text:span></text:p>
      <text:p text:style-name="P6"/>
      <text:p text:style-name="Preformatted_20_Text"><text:span text:style-name="Source_20_Text"><text:span text:style-name="T1"><text:s text:c="4"/>for(i = 0; i &lt; n; i++)</text:span></text:span></text:p>
      <text:p text:style-name="Preformatted_20_Text"><text:span text:style-name="Source_20_Text"><text:span text:style-name="T1"><text:s text:c="8"/>printf("%d ", *(ptr + i));</text:span></text:span></text:p>
      <text:p text:style-name="P6"/>
      <text:p text:style-name="Preformatted_20_Text"><text:span text:style-name="Source_20_Text"><text:span text:style-name="T1"><text:s text:c="4"/>free(ptr);</text:span></text:span></text:p>
      <text:p text:style-name="P6"/>
      <text:p text:style-name="Preformatted_20_Text"><text:span text:style-name="Source_20_Text"><text:span text:style-name="T1"><text:s text:c="4"/>return 0;</text:span></text:span></text:p>
      <text:p text:style-name="P7"><text:span text:style-name="Source_20_Text"><text:span text:style-name="T1">}</text:span></text:span></text:p>
      <text:p text:style-name="P2">This program asks the user for the number of elements to be stored in dynamic memory and allocates memory using the calloc() function. It then takes input from the user and stores it in the allocated memory. Finally, it prints the values entered by the user and frees the allocated memory using the free() function.</text:p>
      <text:p text:style-name="P1"/>
      <text:p text:style-name="P1"/>
      <text:p text:style-name="P1"/>
      <text:p text:style-name="P2">In C programming language, a union is a user-defined data type that allows you to store different data types in the same memory location. It is similar to a struct, but all members share the same memory location. The union is defined using the "union" keyword, and its members can be accessed using the dot (.) operator.</text:p>
      <text:p text:style-name="P2">Here is an example of how to define, initialize, declare, and access a union in C:</text:p>
      <text:p text:style-name="P8">c</text:p>
      <text:p text:style-name="Preformatted_20_Text"><text:span text:style-name="Source_20_Text"><text:span text:style-name="T1">// Define a union named MyUnion</text:span></text:span></text:p>
      <text:p text:style-name="Preformatted_20_Text"><text:soft-page-break/><text:span text:style-name="Source_20_Text"><text:span text:style-name="T1">union MyUnion {</text:span></text:span></text:p>
      <text:p text:style-name="Preformatted_20_Text"><text:span text:style-name="Source_20_Text"><text:span text:style-name="T1"><text:s text:c="2"/>int i;</text:span></text:span></text:p>
      <text:p text:style-name="Preformatted_20_Text"><text:span text:style-name="Source_20_Text"><text:span text:style-name="T1"><text:s text:c="2"/>float f;</text:span></text:span></text:p>
      <text:p text:style-name="Preformatted_20_Text"><text:span text:style-name="Source_20_Text"><text:span text:style-name="T1"><text:s text:c="2"/>char c;</text:span></text:span></text:p>
      <text:p text:style-name="Preformatted_20_Text"><text:span text:style-name="Source_20_Text"><text:span text:style-name="T1">};</text:span></text:span></text:p>
      <text:p text:style-name="P6"/>
      <text:p text:style-name="Preformatted_20_Text"><text:span text:style-name="Source_20_Text"><text:span text:style-name="T1">int main() {</text:span></text:span></text:p>
      <text:p text:style-name="Preformatted_20_Text"><text:span text:style-name="Source_20_Text"><text:span text:style-name="T1"><text:s text:c="2"/>// Initialize a union variable named u with an integer value</text:span></text:span></text:p>
      <text:p text:style-name="Preformatted_20_Text"><text:span text:style-name="Source_20_Text"><text:span text:style-name="T1"><text:s text:c="2"/>union MyUnion u = { .i = 10 };</text:span></text:span></text:p>
      <text:p text:style-name="P6"/>
      <text:p text:style-name="Preformatted_20_Text"><text:span text:style-name="Source_20_Text"><text:span text:style-name="T1"><text:s text:c="2"/>// Declare a pointer to the union variable and set its value to a float</text:span></text:span></text:p>
      <text:p text:style-name="Preformatted_20_Text"><text:span text:style-name="Source_20_Text"><text:span text:style-name="T1"><text:s text:c="2"/>union MyUnion *pu = &amp;u;</text:span></text:span></text:p>
      <text:p text:style-name="Preformatted_20_Text"><text:span text:style-name="Source_20_Text"><text:span text:style-name="T1"><text:s text:c="2"/>pu-&gt;f = 3.14;</text:span></text:span></text:p>
      <text:p text:style-name="P6"/>
      <text:p text:style-name="Preformatted_20_Text"><text:span text:style-name="Source_20_Text"><text:span text:style-name="T1"><text:s text:c="2"/>// Access the char member of the union using the dot operator</text:span></text:span></text:p>
      <text:p text:style-name="Preformatted_20_Text"><text:span text:style-name="Source_20_Text"><text:span text:style-name="T1"><text:s text:c="2"/>u.c = 'A';</text:span></text:span></text:p>
      <text:p text:style-name="P6"/>
      <text:p text:style-name="Preformatted_20_Text"><text:span text:style-name="Source_20_Text"><text:span text:style-name="T1"><text:s text:c="2"/>// Print the values of all the union members</text:span></text:span></text:p>
      <text:p text:style-name="Preformatted_20_Text"><text:span text:style-name="Source_20_Text"><text:span text:style-name="T1"><text:s text:c="2"/>printf("i = %d\n", u.i);</text:span></text:span></text:p>
      <text:p text:style-name="Preformatted_20_Text"><text:span text:style-name="Source_20_Text"><text:span text:style-name="T1"><text:s text:c="2"/>printf("f = %f\n", u.f);</text:span></text:span></text:p>
      <text:p text:style-name="Preformatted_20_Text"><text:span text:style-name="Source_20_Text"><text:span text:style-name="T1"><text:s text:c="2"/>printf("c = %c\n", u.c);</text:span></text:span></text:p>
      <text:p text:style-name="P6"/>
      <text:p text:style-name="Preformatted_20_Text"><text:span text:style-name="Source_20_Text"><text:span text:style-name="T1"><text:s text:c="2"/>return 0;</text:span></text:span></text:p>
      <text:p text:style-name="P7"><text:span text:style-name="Source_20_Text"><text:span text:style-name="T1">}</text:span></text:span></text:p>
      <text:p text:style-name="P2">In this example, we define a union named MyUnion with three members: an integer i, a float f, and a char c. We then initialize a variable u of type MyUnion with an integer value of 10. We declare a pointer to the union variable pu and set its value to a float of 3.14 using the arrow (-&gt;) operator. We then access the char member of the union variable u using the dot operator and set its <text:soft-page-break/>value to 'A'. Finally, we print the values of all the union members using the printf() function.</text:p>
      <text:p text:style-name="P1"/>
      <text:p text:style-name="P1"/>
      <text:list xml:id="list1324399998" text:style-name="L49">
        <text:list-item>
          <text:p text:style-name="P60"><text:span text:style-name="T1">Declare a file pointer variable of type </text:span><text:span text:style-name="Source_20_Text"><text:span text:style-name="T1">FILE *</text:span></text:span></text:p>
        </text:list-item>
        <text:list-item>
          <text:p text:style-name="P60"><text:span text:style-name="T1">Open a file using the </text:span><text:span text:style-name="Source_20_Text"><text:span text:style-name="T1">fopen()</text:span></text:span><text:span text:style-name="T1"> function, which returns a pointer to the opened file.</text:span></text:p>
        </text:list-item>
        <text:list-item>
          <text:p text:style-name="P60"><text:span text:style-name="T1">Read from or write to the file using functions such as </text:span><text:span text:style-name="Source_20_Text"><text:span text:style-name="T1">fscanf()</text:span></text:span><text:span text:style-name="T1">, </text:span><text:span text:style-name="Source_20_Text"><text:span text:style-name="T1">fprintf()</text:span></text:span><text:span text:style-name="T1">, </text:span><text:span text:style-name="Source_20_Text"><text:span text:style-name="T1">fgets()</text:span></text:span><text:span text:style-name="T1">, </text:span><text:span text:style-name="Source_20_Text"><text:span text:style-name="T1">fputs()</text:span></text:span><text:span text:style-name="T1">, etc.</text:span></text:p>
        </text:list-item>
        <text:list-item>
          <text:p text:style-name="P55"><text:span text:style-name="T1">Close the file using the </text:span><text:span text:style-name="Source_20_Text"><text:span text:style-name="T1">fclose()</text:span></text:span><text:span text:style-name="T1"> function.</text:span></text:p>
        </text:list-item>
      </text:list>
      <text:p text:style-name="P2">Here is an example of how to use file handling in C:</text:p>
      <text:p text:style-name="P8">c</text:p>
      <text:p text:style-name="Preformatted_20_Text"><text:span text:style-name="Source_20_Text"><text:span text:style-name="T1">#include &lt;stdio.h&gt;</text:span></text:span></text:p>
      <text:p text:style-name="P6"/>
      <text:p text:style-name="Preformatted_20_Text"><text:span text:style-name="Source_20_Text"><text:span text:style-name="T1">int main() {</text:span></text:span></text:p>
      <text:p text:style-name="Preformatted_20_Text"><text:span text:style-name="Source_20_Text"><text:span text:style-name="T1"><text:s text:c="4"/>FILE *fp;</text:span></text:span></text:p>
      <text:p text:style-name="Preformatted_20_Text"><text:span text:style-name="Source_20_Text"><text:span text:style-name="T1"><text:s text:c="4"/>char filename[] = "example.txt";</text:span></text:span></text:p>
      <text:p text:style-name="Preformatted_20_Text"><text:span text:style-name="Source_20_Text"><text:span text:style-name="T1"><text:s text:c="4"/>char buffer[100];</text:span></text:span></text:p>
      <text:p text:style-name="Preformatted_20_Text"><text:span text:style-name="Source_20_Text"><text:span text:style-name="T1"><text:s text:c="4"/></text:span></text:span></text:p>
      <text:p text:style-name="Preformatted_20_Text"><text:span text:style-name="Source_20_Text"><text:span text:style-name="T1"><text:s text:c="4"/>// Open the file in read mode</text:span></text:span></text:p>
      <text:p text:style-name="P7"><text:span text:style-name="Source_20_Text"><text:span text:style-name="T1"><text:s text:c="4"/>fp =</text:span></text:span></text:p>
      <text:p text:style-name="P1"/>
      <text:p text:style-name="P1"/>
      <text:p text:style-name="P1"/>
      <text:p text:style-name="P2">Macros in C are a way to define constants or to create shorthand notation for code snippets. Macros are defined using the #define directive and can be accessed throughout the program. Here are the definitions and steps to initialize, declare, and access macros in C:</text:p>
      <text:p text:style-name="P2"><text:soft-page-break/>Definition: A macro is a piece of code that is replaced with a predefined value or expression at compile time. Macros are defined using the #define directive, which tells the compiler to replace every occurrence of the macro name with its corresponding definition.</text:p>
      <text:p text:style-name="P2">Initialization: To initialize a macro in C, you need to use the #define directive followed by the macro name and its definition. Here's an example:</text:p>
      <text:p text:style-name="P8">c</text:p>
      <text:p text:style-name="P7"><text:span text:style-name="Source_20_Text"><text:span text:style-name="T1">#define PI 3.14159</text:span></text:span></text:p>
      <text:p text:style-name="P2">Declaration: Macros do not need to be declared before use, as they are replaced with their definitions at compile time. However, it is good practice to define macros at the beginning of your code, before they are used, to make them more visible and easier to manage.</text:p>
      <text:p text:style-name="P2">Access: To access a macro in C, simply use its name in place of its definition. For example, to use the PI macro defined above, you could write:</text:p>
      <text:p text:style-name="P8">python</text:p>
      <text:p text:style-name="P7"><text:span text:style-name="Source_20_Text"><text:span text:style-name="T1">float circumference = 2 * PI * radius;</text:span></text:span></text:p>
      <text:p text:style-name="P2">This would be replaced by the preprocessor with the expression:</text:p>
      <text:p text:style-name="P8">python</text:p>
      <text:p text:style-name="P7"><text:span text:style-name="Source_20_Text"><text:span text:style-name="T1">float circumference = 2 * 3.14159 * radius;</text:span></text:span></text:p>
      <text:p text:style-name="P1"/>
      <text:p text:style-name="P1"/>
      <text:p text:style-name="P2"><text:soft-page-break/>n C, the preprocessor is a program that runs before the compiler and performs various tasks such as macro expansion, conditional compilation, and file inclusion. Here are the definitions and steps to initialize, declare, and access the preprocessor in C:</text:p>
      <text:p text:style-name="P2">Definition: The preprocessor in C is a program that processes the source code before it is compiled. It is responsible for performing tasks such as macro expansion, conditional compilation, and file inclusion. The preprocessor directives are preceded by the "#" symbol.</text:p>
      <text:p text:style-name="P2">Initialization: To initialize a preprocessor directive, you need to use the "#" symbol followed by the directive name and its arguments (if any). Here's an example:</text:p>
      <text:p text:style-name="P8">c</text:p>
      <text:p text:style-name="P7"><text:span text:style-name="Source_20_Text"><text:span text:style-name="T1">#define PI 3.14159</text:span></text:span></text:p>
      <text:p text:style-name="P2">Declaration: Preprocessor directives do not need to be declared before use, as they are processed by the preprocessor at compile time. However, it is good practice to define preprocessor directives at the beginning of your code, before they are used, to make them more visible and easier to manage.</text:p>
      <text:p text:style-name="P2">Access: To access a preprocessor directive in C, simply use its name in place of its definition. For example, to use the PI preprocessor directive defined above, you could write:</text:p>
      <text:p text:style-name="P8">python</text:p>
      <text:p text:style-name="P7"><text:span text:style-name="Source_20_Text"><text:span text:style-name="T1">float circumference = 2 * PI * radius;</text:span></text:span></text:p>
      <text:p text:style-name="P2">This would be replaced by the preprocessor with the expression:</text:p>
      <text:p text:style-name="P8">python</text:p>
      <text:p text:style-name="P7"><text:soft-page-break/><text:span text:style-name="Source_20_Text"><text:span text:style-name="T1">float circumference = 2 * 3.14159 * radius;</text:span></text:span></text:p>
      <text:p text:style-name="P2">Note that the preprocessor performs these replacements before the compiler runs, so the resulting code that is compiled by the compiler will contain the expanded values or express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15T18:13:07.380176267</meta:creation-date>
    <dc:date>2023-03-22T11:03:35.783652799</dc:date>
    <meta:editing-duration>PT1H36S</meta:editing-duration>
    <meta:editing-cycles>9</meta:editing-cycles>
    <meta:generator>LibreOffice/6.0.7.3$Linux_X86_64 LibreOffice_project/00m0$Build-3</meta:generator>
    <meta:document-statistic meta:table-count="0" meta:image-count="20" meta:object-count="0" meta:page-count="24" meta:paragraph-count="309" meta:word-count="4786" meta:character-count="27198" meta:non-whitespace-character-count="22569"/>
  </office:meta>
</office:document-meta>
</file>